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Test.splitPaths( String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giTest.setUpClass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OsgiTest.deleteRecursively( Path pathToDe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sgiTest.postVisitDirectory( Path dir , IOException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giTest.OsgiTest( Class &lt; ? &gt; osgiTestClass , Runn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Test.getTestClass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sgiTest.visitFile( Path file , BasicFile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giTest.loadTes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Test.tear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